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4.5cm" table:align="left"/>
    </style:style>
    <style:style style:name="Tabela1.A" style:family="table-column">
      <style:table-column-properties style:column-width="24.5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0.093cm" table:align="left"/>
    </style:style>
    <style:style style:name="Tabela2.A" style:family="table-column">
      <style:table-column-properties style:column-width="0.093cm"/>
    </style:style>
    <style:style style:name="Tabela2.A1" style:family="table-cell">
      <style:table-cell-properties style:vertical-align="middle"/>
    </style:style>
    <style:style style:name="P1" style:family="paragraph" style:parent-style-name="Preformatted_20_Text">
      <style:paragraph-properties fo:margin-left="0cm" fo:margin-right="0cm" fo:margin-top="0cm" fo:margin-bottom="0cm" loext:contextual-spacing="false" fo:line-height="125%" fo:text-align="start" style:justify-single-word="false" fo:text-indent="0cm" style:auto-text-indent="false" fo:padding="0cm" fo:border="none"/>
      <style:text-properties loext:padding="0cm" loext:border="none"/>
    </style:style>
    <style:style style:name="P2" style:family="paragraph" style:parent-style-name="Preformatted_20_Text">
      <style:paragraph-properties fo:margin-top="0cm" fo:margin-bottom="0cm" loext:contextual-spacing="false" fo:line-height="125%" fo:text-align="start" style:justify-single-word="false" fo:padding="0cm" fo:border="none"/>
      <style:text-properties style:font-name="DejaVu Sans Mono" fo:font-size="11pt" loext:padding="0cm" loext:border="none"/>
    </style:style>
    <style:style style:name="P3" style:family="paragraph" style:parent-style-name="Preformatted_20_Text">
      <style:paragraph-properties fo:margin-top="0cm" fo:margin-bottom="0cm" loext:contextual-spacing="false" fo:line-height="125%" fo:text-align="start" style:justify-single-word="false" fo:padding="0cm" fo:border="none"/>
      <style:text-properties style:font-name="DejaVu Sans Mono" fo:font-size="11pt"/>
    </style:style>
    <style:style style:name="P4" style:family="paragraph" style:parent-style-name="Preformatted_20_Text">
      <style:paragraph-properties fo:margin-top="0cm" fo:margin-bottom="0cm" loext:contextual-spacing="false" fo:line-height="125%" fo:text-align="start" style:justify-single-word="false" fo:padding="0cm" fo:border="none"/>
      <style:text-properties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line-height="125%" fo:text-align="start" style:justify-single-word="false" fo:padding="0cm" fo:border="none"/>
      <style:text-properties fo:color="#c9211e" style:font-name="DejaVu Sans Mono" fo:font-size="11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25%" fo:text-align="start" style:justify-single-word="false" fo:text-indent="0cm" style:auto-text-indent="false" fo:padding="0cm" fo:border="none"/>
      <style:text-properties fo:color="#859900" style:font-name="DejaVu Sans Mono" fo:font-size="11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25%" fo:text-align="start" style:justify-single-word="false" fo:text-indent="0cm" style:auto-text-indent="false" fo:padding="0cm" fo:border="none"/>
      <style:text-properties fo:color="#c9211e" fo:font-size="8pt" style:font-size-asian="8pt" style:font-size-complex="8pt" loext:padding="0cm" loext:border="none"/>
    </style:style>
    <style:style style:name="P9" style:family="paragraph" style:parent-style-name="Preformatted_20_Text">
      <style:paragraph-properties fo:margin-top="0cm" fo:margin-bottom="0cm" loext:contextual-spacing="false" fo:line-height="125%" fo:text-align="start" style:justify-single-word="false" fo:padding="0cm" fo:border="none"/>
      <style:text-properties fo:color="#859900" style:font-name="DejaVu Sans Mono" fo:font-size="11pt"/>
    </style:style>
    <style:style style:name="P10" style:family="paragraph" style:parent-style-name="Preformatted_20_Text">
      <style:paragraph-properties fo:margin-top="0cm" fo:margin-bottom="0cm" loext:contextual-spacing="false" fo:line-height="125%" fo:text-align="start" style:justify-single-word="false" fo:padding="0cm" fo:border="none"/>
      <style:text-properties fo:color="#c9211e" style:font-name="DejaVu Sans Mono" fo:font-size="8pt" style:font-size-asian="8pt" style:font-size-complex="8pt" loext:padding="0cm" loext:border="none"/>
    </style:style>
    <style:style style:name="P11" style:family="paragraph" style:parent-style-name="Preformatted_20_Text">
      <style:paragraph-properties fo:margin-top="0cm" fo:margin-bottom="0cm" loext:contextual-spacing="false" fo:line-height="125%" fo:text-align="start" style:justify-single-word="false" fo:padding="0cm" fo:border="none"/>
      <style:text-properties fo:color="#c9211e" fo:font-size="8pt" style:font-size-asian="8pt" style:font-size-complex="8pt" loext:padding="0cm" loext:border="none"/>
    </style:style>
    <style:style style:name="T1" style:family="text">
      <style:text-properties fo:color="#859900"/>
    </style:style>
    <style:style style:name="T2" style:family="text">
      <style:text-properties fo:color="#859900" officeooo:rsid="0017372c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size="11pt"/>
    </style:style>
    <style:style style:name="T5" style:family="text">
      <style:text-properties fo:color="#c9211e"/>
    </style:style>
    <style:style style:name="T6" style:family="text">
      <style:text-properties fo:color="#c9211e" fo:font-size="8pt" style:font-size-asian="8pt" style:font-size-complex="8pt"/>
    </style:style>
    <style:style style:name="T7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7"><text:bookmark text:name="rstudio_console_output"/>&gt; r1 - ##Município</text:p>
            <text:p text:style-name="P1"><text:s text:c="20"/><text:span text:style-name="T4">Var1 Freq</text:span></text:p>
            <text:p text:style-name="P2">1 <text:s text:c="12"/>Alto Feliz <text:s text:c="3"/>5</text:p>
            <text:p text:style-name="P2">2 <text:s text:c="19"/>B.P <text:s/>112</text:p>
            <text:p text:style-name="P2">3 <text:s text:c="17"/>Barão <text:s text:c="3"/>5</text:p>
            <text:p text:style-name="P2">4 <text:s text:c="17"/>feliz <text:s text:c="3"/>1</text:p>
            <text:p text:style-name="P2">5 <text:s text:c="17"/>Feliz <text:s text:c="2"/>57</text:p>
            <text:p text:style-name="P2">6 <text:s text:c="14"/>Harmonia <text:s text:c="3"/>2</text:p>
            <text:p text:style-name="P2">7 <text:s text:c="12"/>Linha Nova <text:s text:c="3"/>6</text:p>
            <text:p text:style-name="P2">8 <text:s text:c="12"/>Montenegro <text:s text:c="3"/>5</text:p>
            <text:p text:style-name="P2">9 <text:s text:c="11"/>Pareci Novo <text:s text:c="2"/>16</text:p>
            <text:p text:style-name="P2">10 <text:s text:c="16"/>S.S.C <text:s text:c="2"/>24</text:p>
            <text:p text:style-name="P2">11 <text:s text:c="6"/>Salvador do Sul <text:s text:c="3"/>2</text:p>
            <text:p text:style-name="P2">12 São Jose do Hortêncio <text:s text:c="2"/>37</text:p>
            <text:p text:style-name="P2">13 <text:s text:c="8"/>São Vendelino <text:s text:c="2"/>17</text:p>
            <text:p text:style-name="P2">14 <text:s text:c="14"/>tupandi <text:s text:c="3"/>1</text:p>
            <text:p text:style-name="P2">15 <text:s text:c="10"/>Vale do Caí <text:s text:c="3"/>1</text:p>
            <text:p text:style-name="P2">16 <text:s text:c="12"/>Vale Real <text:s text:c="2"/>11</text:p>
            <text:p text:style-name="P9">&gt; r2 ##Condição na família</text:p>
            <text:p text:style-name="P1"><text:s text:c="19"/><text:span text:style-name="T4">Var1 Freq</text:span></text:p>
            <text:p text:style-name="P2">1 Pessoal de referência <text:s/>255</text:p>
            <text:p text:style-name="P2">2 <text:s text:c="13"/>Cônjugue <text:s text:c="2"/>31</text:p>
            <text:p text:style-name="P2">3 <text:s text:c="15"/>Outros <text:s text:c="2"/>16</text:p>
            <text:p text:style-name="P3"><text:span text:style-name="T1">&gt; r3 #total de moradores no domicílio </text:span><text:span text:style-name="T2">(média)</text:span></text:p>
            <text:p text:style-name="P1"><text:s text:c="17"/><text:span text:style-name="T4">Var1 <text:s text:c="4"/>Freq</text:span></text:p>
            <text:p text:style-name="P2">1 Total de moradores <text:s/>3.106667</text:p>
            <text:p text:style-name="P9">&gt; r4 Sexo</text:p>
            <text:p text:style-name="P1"><text:s text:c="7"/><text:span text:style-name="T4">Var1 Freq</text:span></text:p>
            <text:p text:style-name="P2">1 Masculino <text:s/>250</text:p>
            <text:p text:style-name="P2">2 <text:s/>Feminino <text:s text:c="2"/>51</text:p>
            <text:p text:style-name="P3"><text:span text:style-name="T1">&gt; r5 #idade </text:span><text:span text:style-name="T2">média</text:span></text:p>
            <text:p text:style-name="P1"><text:s text:c="3"/><text:span text:style-name="T4">Var1 <text:s text:c="4"/>Freq</text:span></text:p>
            <text:p text:style-name="P2">1 Idade 46.96678</text:p>
            <text:p text:style-name="P9">&gt; r6 Cor</text:p>
            <text:p text:style-name="P1"><text:s text:c="6"/><text:span text:style-name="T4">Var1 Freq</text:span></text:p>
            <text:p text:style-name="P2">1 <text:s text:c="2"/>Branco <text:s/>300</text:p>
            <text:p text:style-name="P2">2 <text:s text:c="3"/>Pardo <text:s text:c="3"/>1</text:p>
            <text:p text:style-name="P2">3 Indígena <text:s text:c="3"/>1</text:p>
            <text:p text:style-name="P9">&gt; r7 #Escolaridade</text:p>
            <text:p text:style-name="P1"><text:s text:c="20"/><text:span text:style-name="T4">Var1 Freq</text:span></text:p>
            <text:p text:style-name="P2">1 <text:s text:c="12"/>Não possui <text:s text:c="3"/>8</text:p>
            <text:p text:style-name="P2">2 <text:s/>Consegue ler/escrever <text:s text:c="2"/>40</text:p>
            <text:p text:style-name="P2"><text:soft-page-break/>3 Fundamental Incompleto <text:s text:c="2"/>91</text:p>
            <text:p text:style-name="P2">4 <text:s text:c="2"/>Fundamental Completo <text:s text:c="2"/>53</text:p>
            <text:p text:style-name="P2">5 <text:s text:c="6"/>Médio Incompleto <text:s text:c="2"/>48</text:p>
            <text:p text:style-name="P2">6 <text:s text:c="8"/>Médio Completo <text:s text:c="2"/>45</text:p>
            <text:p text:style-name="P2">7 <text:s text:c="3"/>Superior Incompleto <text:s text:c="2"/>12</text:p>
            <text:p text:style-name="P2">8 <text:s text:c="5"/>Superior Completo <text:s text:c="3"/>5</text:p>
            <text:p text:style-name="P9">&gt; r8 #Estado civil</text:p>
            <text:p text:style-name="P1"><text:s text:c="8"/><text:span text:style-name="T4">Var1 Freq</text:span></text:p>
            <text:p text:style-name="P2">1 <text:s text:c="2"/>Solteiro <text:s text:c="2"/>54</text:p>
            <text:p text:style-name="P2">2 <text:s text:c="4"/>Casado <text:s/>234</text:p>
            <text:p text:style-name="P2">3 Divorciado <text:s text:c="3"/>3</text:p>
            <text:p text:style-name="P2">4 <text:s text:c="5"/>Viúvo <text:s text:c="3"/>9</text:p>
            <text:p text:style-name="P2">5 <text:s text:c="5"/>Outro <text:s text:c="3"/>1</text:p>
            <text:p text:style-name="P3"><text:span text:style-name="T1">&gt; r9 #Número de anos que trabalha com agropecuária </text:span><text:span text:style-name="T2">(média)</text:span></text:p>
            <text:p text:style-name="P1"><text:s text:c="42"/><text:span text:style-name="T4">Var1 <text:s text:c="4"/>Freq</text:span></text:p>
            <text:p text:style-name="P2">1 Número de anos que trabalha com agropecuária 33.14333</text:p>
            <text:p text:style-name="P9">&gt; r10 #relação legal com a propriedade</text:p>
            <text:p text:style-name="P1"><text:s text:c="10"/><text:span text:style-name="T4">Var1 Freq</text:span></text:p>
            <text:p text:style-name="P2">1 Proprietário <text:s/>231</text:p>
            <text:p text:style-name="P2">2 Arrendatário <text:s text:c="2"/>38</text:p>
            <text:p text:style-name="P2">3 <text:s text:c="4"/>Parceiro <text:s text:c="2"/>23</text:p>
            <text:p text:style-name="P2">4 <text:s text:c="6"/>Meeiro <text:s text:c="3"/>1</text:p>
            <text:p text:style-name="P2">5 Uso Coletivo <text:s text:c="3"/>2</text:p>
            <text:p text:style-name="P2">6 <text:s text:c="7"/>Outro <text:s text:c="3"/>6</text:p>
            <text:p text:style-name="P9">&gt; r11 ###Rendimentos das culturas</text:p>
            <text:p text:style-name="P1"><text:s text:c="18"/><text:span text:style-name="T4">Culturas <text:s text:c="7"/>Área Rendimento</text:span></text:p>
            <text:p text:style-name="P2">1 <text:s text:c="9"/>Culturas anuais 104.9443299 <text:s/>34380.214</text:p>
            <text:p text:style-name="P2">2 <text:s text:c="4"/>Culturas permanentes <text:s text:c="2"/>1.9060386 <text:s/>25234.397</text:p>
            <text:p text:style-name="P2">3 <text:s text:c="15"/>Pastagens <text:s text:c="2"/>1.3024390 <text:s/>15616.667</text:p>
            <text:p text:style-name="P2">4 Matas e áreas florestais <text:s text:c="2"/>1.9529851 <text:s text:c="2"/>3705.941</text:p>
            <text:p text:style-name="P2">5 <text:s text:c="12"/>Benfeitorias <text:s text:c="2"/>0.4611111 <text:s text:c="7"/>NaN</text:p>
            <text:p text:style-name="P2">6 <text:s text:c="19"/>Total <text:s text:c="2"/>4.9490196 <text:s/>45053.984</text:p>
            <text:p text:style-name="P9">&gt; r12 ###Rendimentos das culturas</text:p>
            <text:p text:style-name="P1"><text:s text:c="2"/><text:span text:style-name="T4">Máquinas, implementos e estrutura Quantidade Anos de uso</text:span></text:p>
            <text:p text:style-name="P2">1 <text:s text:c="27"/>Trator <text:s text:c="2"/>1.476496 <text:s text:c="2"/>22.572650</text:p>
            <text:p text:style-name="P2">2 <text:s text:c="11"/>Estrutura de irrigação <text:s text:c="2"/>2.719075 <text:s text:c="2"/>21.573964</text:p>
            <text:p text:style-name="P2">3 <text:s text:c="27"/>Estufa <text:s text:c="2"/>5.680556 <text:s text:c="2"/>15.985915</text:p>
            <text:p text:style-name="P2">4 <text:s text:c="7"/>Máquinas de beneficiamento <text:s text:c="2"/>2.306452 <text:s text:c="3"/>8.066667</text:p>
            <text:p text:style-name="P9">&gt; r13 ####Produção agropecuária</text:p>
            <text:p text:style-name="P1"><text:s text:c="2"/><text:span text:style-name="T4">Produção Pecuária Sim Não</text:span></text:p>
            <text:p text:style-name="P2">1 <text:s text:c="10"/>Bovinos 147 150</text:p>
            <text:p text:style-name="P2">2 <text:s text:c="9"/>Caprinos <text:s/>21 276</text:p>
            <text:p text:style-name="P2">3 <text:s text:c="11"/>Suínos <text:s/>86 211</text:p>
            <text:p text:style-name="P2">4 <text:s text:c="9"/>Galinhas 136 161</text:p>
            <text:p text:style-name="P2">5 <text:s text:c="11"/>Ovinos <text:s/>12 285</text:p>
            <text:p text:style-name="P2"><text:soft-page-break/>6 <text:s text:c="11"/>Outros <text:s text:c="2"/>0 <text:s text:c="2"/>0</text:p>
            <text:p text:style-name="P9">&gt; r14 ##Assistência técnica</text:p>
            <text:p text:style-name="P1"><text:s text:c="21"/><text:span text:style-name="T4">Var1 Freq</text:span></text:p>
            <text:p text:style-name="P2">1 <text:s text:c="4"/>Recebeu assistência <text:s/>153</text:p>
            <text:p text:style-name="P2">2 Não recebeu assistência <text:s/>149</text:p>
            <text:p text:style-name="P9">&gt; r15 ##Se recebeu, de qual orgão</text:p>
            <text:p text:style-name="P1"><text:s text:c="14"/><text:span text:style-name="T4">Orgão Sim Não</text:span></text:p>
            <text:p text:style-name="P2">1 <text:s text:c="10"/>Embrapa <text:s text:c="2"/>0 293</text:p>
            <text:p text:style-name="P2">2 <text:s text:c="11"/>EMATER <text:s/>89 206</text:p>
            <text:p text:style-name="P2">3 <text:s text:c="14"/>STR <text:s/>23 272</text:p>
            <text:p text:style-name="P2">4 <text:s text:c="11"/>Sebrae <text:s/>16 279</text:p>
            <text:p text:style-name="P2">5 <text:s text:c="14"/>ONG <text:s text:c="2"/>1 294</text:p>
            <text:p text:style-name="P2">6 Empresas privadas <text:s/>81 214</text:p>
            <text:p text:style-name="P2">7 <text:s text:c="5"/>Outros/SENAR <text:s text:c="2"/>6 <text:s text:c="2"/>0</text:p>
            <text:p text:style-name="P9">&gt; r16 ##Frequência com que recebe assitência</text:p>
            <text:p text:style-name="P1"><text:s text:c="34"/><text:span text:style-name="T4">Var1 Freq</text:span></text:p>
            <text:p text:style-name="P2">1 <text:s text:c="11"/>Raramente (1 vez por ano) <text:s text:c="2"/>14</text:p>
            <text:p text:style-name="P2">2 Pouco frequente (1 vez por semestre) <text:s text:c="2"/>33</text:p>
            <text:p text:style-name="P2">3 <text:s text:c="11"/>Frequente (1 vez por mês) <text:s text:c="2"/>24</text:p>
            <text:p text:style-name="P2">4 <text:s text:c="15"/>Apenas quando precisa <text:s text:c="2"/>96</text:p>
            <text:p text:style-name="P9">&gt; r17 #Senão recebeu assistência, pq?</text:p>
            <text:p text:style-name="P1"><text:s text:c="34"/><text:span text:style-name="T4">Var1 Freq</text:span></text:p>
            <text:p text:style-name="P2">1 <text:s text:c="18"/>Nao sabe contactar <text:s text:c="3"/>4</text:p>
            <text:p text:style-name="P2">2 Não necessito de assistência técnica <text:s/>119</text:p>
            <text:p text:style-name="P2">3 <text:s text:c="30"/>Outros <text:s text:c="2"/>21</text:p>
            <text:p text:style-name="P9">&gt; r18 ###Utiliza financiamento</text:p>
            <text:p text:style-name="P1"><text:s text:c="19"/><text:span text:style-name="T4">Var1 Freq</text:span></text:p>
            <text:p text:style-name="P2">1 Utiliza financiamento <text:s text:c="2"/>79</text:p>
            <text:p text:style-name="P2">2 <text:s text:c="10"/>Não utiliza <text:s/>221</text:p>
            <text:p text:style-name="P3"><text:span text:style-name="T1">&gt; r19 ###Valor do financiamnto </text:span><text:span text:style-name="T2">(médio)</text:span></text:p>
            <text:p text:style-name="P1"><text:s text:c="26"/><text:span text:style-name="T4">Var1 <text:s text:c="4"/>Freq</text:span></text:p>
            <text:p text:style-name="P2">1 Valor médio do financiamento 24344.44</text:p>
            <text:p text:style-name="P9">&gt; r20 ###QUal instituição financeira</text:p>
            <text:p text:style-name="P1"><text:s text:c="13"/><text:span text:style-name="T4">Var1 Freq</text:span></text:p>
            <text:p text:style-name="P2">1 Banco do Brasil <text:s text:c="2"/>36</text:p>
            <text:p text:style-name="P2">2 <text:s text:c="7"/>Banrisul <text:s text:c="3"/>5</text:p>
            <text:p text:style-name="P2">3 <text:s text:c="9"/>PRONAF <text:s text:c="2"/>10</text:p>
            <text:p text:style-name="P2">4 <text:s text:c="10"/>BNDES <text:s text:c="3"/>1</text:p>
            <text:p text:style-name="P2">5 <text:s text:c="8"/>SICREDI <text:s text:c="2"/>35</text:p>
            <text:p text:style-name="P2">6 <text:s text:c="9"/>Outros <text:s text:c="3"/>1</text:p>
            <text:p text:style-name="P9">&gt; r21 ##Participa de Associação ou cooperativa</text:p>
            <text:p text:style-name="P1"><text:s text:c="22"/><text:span text:style-name="T4">Var1 Freq</text:span></text:p>
            <text:p text:style-name="P2">1 Participa de cooperativa <text:s/>134</text:p>
            <text:p text:style-name="P2">2 <text:s text:c="11"/>Não participa <text:s/>168</text:p>
            <text:p text:style-name="P9">&gt; r22 ##Itens que possui na propriedade</text:p>
            <text:p text:style-name="P1"><text:soft-page-break/><text:s text:c="30"/><text:span text:style-name="T4">Item Possui Não possui</text:span></text:p>
            <text:p text:style-name="P2">1 <text:s text:c="16"/>Energia elétrica <text:s text:c="3"/>299 <text:s text:c="9"/>2</text:p>
            <text:p text:style-name="P2">2 Computador com acesso a internet <text:s text:c="4"/>35 <text:s text:c="7"/>267</text:p>
            <text:p text:style-name="P2">3 <text:s text:c="24"/>Internet <text:s text:c="3"/>162 <text:s text:c="7"/>140</text:p>
            <text:p text:style-name="P2">4 <text:s text:c="30"/>TV <text:s text:c="3"/>246 <text:s text:c="8"/>56</text:p>
            <text:p text:style-name="P2">5 <text:s text:c="19"/>Telefone fixo <text:s text:c="4"/>84 <text:s text:c="7"/>218</text:p>
            <text:p text:style-name="P2">6 <text:s text:c="16"/>Telefone celular <text:s text:c="3"/>248 <text:s text:c="8"/>54</text:p>
            <text:p text:style-name="P2">7 <text:s text:c="27"/>Rádio <text:s text:c="3"/>243 <text:s text:c="8"/>59</text:p>
            <text:p text:style-name="P2">8 <text:s text:c="15"/>Tv por assinatura <text:s text:c="4"/>55 <text:s text:c="7"/>247</text:p>
            <text:p text:style-name="P3"><text:span text:style-name="T1">&gt; r23 ##Riscos de </text:span><text:span text:style-name="T2">eventos extremos</text:span></text:p>
            <text:p text:style-name="P1"><text:s text:c="7"/><text:span text:style-name="T4">Risco Tempestades Inundações Seca Geadas Veranicos Insetos Fungos Ventos Granizo Excesso de chuva</text:span></text:p>
            <text:p text:style-name="P2">1 <text:s text:c="4"/>Nenhum <text:s text:c="9"/>39 <text:s text:c="7"/>128 <text:s text:c="2"/>95 <text:s text:c="4"/>28 <text:s text:c="7"/>76 <text:s text:c="5"/>55 <text:s text:c="4"/>50 <text:s text:c="4"/>37 <text:s text:c="5"/>37 <text:s text:c="14"/>45</text:p>
            <text:p text:style-name="P2">2 <text:s text:c="5"/>Baixo <text:s text:c="9"/>88 <text:s text:c="7"/>105 <text:s/>144 <text:s text:c="3"/>102 <text:s text:c="6"/>137 <text:s text:c="4"/>147 <text:s text:c="3"/>128 <text:s text:c="4"/>85 <text:s text:c="5"/>92 <text:s text:c="13"/>128</text:p>
            <text:p text:style-name="P2">3 <text:s text:c="6"/>Alto <text:s text:c="8"/>125 <text:s text:c="8"/>53 <text:s text:c="2"/>51 <text:s text:c="3"/>122 <text:s text:c="7"/>77 <text:s text:c="5"/>94 <text:s text:c="3"/>105 <text:s text:c="3"/>116 <text:s text:c="4"/>121 <text:s text:c="14"/>97</text:p>
            <text:p text:style-name="P2">4 Muito Alto <text:s text:c="9"/>47 <text:s text:c="8"/>13 <text:s text:c="3"/>9 <text:s text:c="4"/>47 <text:s text:c="8"/>9 <text:s text:c="6"/>3 <text:s text:c="4"/>16 <text:s text:c="4"/>61 <text:s text:c="5"/>49 <text:s text:c="14"/>29</text:p>
            <text:p text:style-name="P9">&gt; r24 ##Pratica ação para reduzir dano?</text:p>
            <text:p text:style-name="P1"><text:s text:c="2"/><text:span text:style-name="T4">Pratica Tempestades Inundações Seca Geadas Veranicos Insetos Fungos Ventos Granizo Excesso de chuva</text:span></text:p>
            <text:p text:style-name="P2">1 <text:s text:c="4"/>Não <text:s text:c="8"/>294 <text:s text:c="7"/>283 <text:s/>158 <text:s text:c="3"/>213 <text:s text:c="6"/>279 <text:s text:c="4"/>150 <text:s text:c="3"/>166 <text:s text:c="3"/>262 <text:s text:c="4"/>275 <text:s text:c="13"/>275</text:p>
            <text:p text:style-name="P2">2 <text:s text:c="4"/>Sim <text:s text:c="10"/>5 <text:s text:c="8"/>16 <text:s/>141 <text:s text:c="4"/>86 <text:s text:c="7"/>20 <text:s text:c="4"/>149 <text:s text:c="3"/>133 <text:s text:c="4"/>37 <text:s text:c="5"/>24 <text:s text:c="14"/>23</text:p>
            <text:p text:style-name="P5">&gt; <text:span text:style-name="T7">r25 ##Ação mais frequente para reduzir dano</text:span></text:p>
            <text:p text:style-name="P8"><text:s text:c="2"/><text:span text:style-name="T3">Tempestades Quantidade <text:s text:c="16"/>Inundações Quantidade <text:s text:c="26"/>Seca Quantidade</text:span></text:p>
            <text:p text:style-name="P10">1 <text:s text:c="4"/>Estufas <text:s text:c="9"/>4 Plantar em lugar mais alto <text:s text:c="9"/>9 <text:s text:c="21"/>Irrigação <text:s text:c="7"/>137</text:p>
            <text:p text:style-name="P10">2 <text:s text:c="7"/>&lt;NA&gt; <text:s text:c="8"/>NA <text:s text:c="21"/>Dique <text:s text:c="9"/>1 Estoque de comida para animais <text:s text:c="9"/>1</text:p>
            <text:p text:style-name="P10">3 <text:s text:c="7"/>&lt;NA&gt; <text:s text:c="8"/>NA <text:s text:c="16"/>Limpar Rio <text:s text:c="9"/>1 <text:s text:c="14"/>Abrindo reservas <text:s text:c="9"/>1</text:p>
            <text:p text:style-name="P11"><text:s text:c="29"/><text:span text:style-name="T3">Geadas Quantidade <text:s/>Veranicos Quantidade <text:s text:c="3"/>Insetos Quantidade <text:s text:c="3"/>Fungos</text:span></text:p>
            <text:p text:style-name="P10">1 <text:s text:c="27"/>Estufa <text:s text:c="8"/>80 <text:s text:c="4"/>Estufa <text:s text:c="9"/>9 Inseticida <text:s text:c="7"/>144 Fungicida</text:p>
            <text:p text:style-name="P10">2 <text:s text:c="24"/>Cobertura <text:s text:c="9"/>3 <text:s/>Irrigação <text:s text:c="9"/>8 <text:s text:c="6"/>&lt;NA&gt; <text:s text:c="8"/>NA <text:s text:c="5"/>&lt;NA&gt;</text:p>
            <text:p text:style-name="P10">3 Estoque de comida para os animais <text:s text:c="9"/>1 Inseticida <text:s text:c="9"/>2 <text:s text:c="6"/>&lt;NA&gt; <text:s text:c="8"/>NA <text:s text:c="5"/>&lt;NA&gt;</text:p>
            <text:p text:style-name="P11"><text:s text:c="2"/><text:span text:style-name="T3">Quantidade <text:s text:c="5"/>Ventos Quantidade <text:s text:c="3"/>Granizo Quantidade Excesso de chuva Quantidade</text:span></text:p>
            <text:p text:style-name="P10">1 <text:s text:c="7"/>129 Corta Vento <text:s text:c="8"/>33 <text:s text:c="3"/>Estufas <text:s text:c="8"/>20 <text:s text:c="9"/>Estufas <text:s text:c="8"/>12</text:p>
            <text:p text:style-name="P10">2 <text:s text:c="8"/>NA <text:s text:c="5"/>Estufa <text:s text:c="9"/>2 Coberturas <text:s text:c="9"/>2 <text:s/>Canteiros Altos <text:s text:c="9"/>3</text:p>
            <text:p text:style-name="P2"><text:span text:style-name="T6">3 <text:s text:c="8"/>NA <text:s text:c="7"/>&lt;NA&gt; <text:s text:c="8"/>NA <text:s text:c="6"/>&lt;NA&gt; <text:s text:c="8"/>NA <text:s text:c="7"/>Cobertura <text:s text:c="2"/></text:span><text:span text:style-name="T7"><text:s text:c="3"/></text:span><text:s text:c="4"/>3</text:p>
            <text:p text:style-name="P9">&gt; r26 #Já ouviu falar ou discutiu sobre mudanças climáticas</text:p>
            <text:p text:style-name="P1"><text:s text:c="2"/><text:span text:style-name="T4">Var1 Freq</text:span></text:p>
            <text:p text:style-name="P2">1 <text:s/>Sim <text:s/>247</text:p>
            <text:p text:style-name="P2">2 <text:s/>Não <text:s text:c="2"/>52</text:p>
            <text:p text:style-name="P9">&gt; r27 #Grau de conhecimento sobre mudanças climátivas</text:p>
            <text:p text:style-name="P1"><text:s text:c="29"/><text:span text:style-name="T4">Var1 Freq</text:span></text:p>
            <text:p text:style-name="P2">1 <text:s text:c="21"/>Desconheço <text:s text:c="2"/>22</text:p>
            <text:p text:style-name="P2">2 <text:s text:c="18"/>Conheço Pouco <text:s/>145</text:p>
            <text:p text:style-name="P2">3 Conheço, mas de modo incompleto <text:s/>102</text:p>
            <text:p text:style-name="P2">4 <text:s text:c="5"/>Conheço de modo abrangente <text:s text:c="2"/>23</text:p>
            <text:p text:style-name="P9">&gt; r28 #Principais fontes de acesso à informação (para tudo ou só MC?)</text:p>
            <text:p text:style-name="P1"><text:s text:c="39"/><text:span text:style-name="T4">Var1 Freq</text:span></text:p>
            <text:p text:style-name="P2">1 <text:s text:c="22"/>Assistência técnica <text:s text:c="3"/>2</text:p>
            <text:p text:style-name="P2">2 <text:s text:c="13"/>Parentes, vizinhos ou amigos <text:s text:c="2"/>57</text:p>
            <text:p text:style-name="P2">3 Livros, jornais, TV, rádio, internet, etc <text:s/>231</text:p>
            <text:p text:style-name="P9">&gt; r29 # Você pensa que as mudanças climáticas afetarão a situação...</text:p>
            <text:p text:style-name="P1"><text:soft-page-break/><text:s text:c="29"/><text:span text:style-name="T4">Var1 Freq</text:span></text:p>
            <text:p text:style-name="P2">1 <text:s text:c="12"/>Muito negativamente <text:s/>105</text:p>
            <text:p text:style-name="P2">2 <text:s text:c="4"/>Mais ou menos negativamente <text:s/>138</text:p>
            <text:p text:style-name="P2">3 <text:s text:c="17"/>De nenhum modo <text:s text:c="2"/>21</text:p>
            <text:p text:style-name="P2">4 <text:s text:c="4"/>Mais ou menos positivamente <text:s text:c="2"/>18</text:p>
            <text:p text:style-name="P2">5 <text:s text:c="12"/>Muito positivamente <text:s text:c="3"/>7</text:p>
            <text:p text:style-name="P2">6 Não sei, nunca ouvi falar disso <text:s text:c="2"/>13</text:p>
            <text:p text:style-name="P9">&gt; r30 #As mudanças climáticas tem afetado a sua forma de conduzir</text:p>
            <text:p text:style-name="P1"><text:s text:c="29"/><text:span text:style-name="T4">Var1 Freq</text:span></text:p>
            <text:p text:style-name="P2">1 <text:s text:c="28"/>Sim <text:s/>211</text:p>
            <text:p text:style-name="P2">2 <text:s text:c="28"/>Não <text:s text:c="2"/>72</text:p>
            <text:p text:style-name="P2">3 Não sei, nunca ouvi falar disso <text:s text:c="2"/>19</text:p>
            <text:p text:style-name="P9">&gt; r31 #Pensando nas mudanças climáticas, de quais formas você tem altera...</text:p>
            <text:p text:style-name="P1"><text:s text:c="2"/><text:span text:style-name="T4">Ação Aumento do uso de irrigação Utilização de plantio direto na palha</text:span></text:p>
            <text:p text:style-name="P2">1 <text:s/>Sim <text:s text:c="24"/>162 <text:s text:c="35"/>75</text:p>
            <text:p text:style-name="P2">2 <text:s/>Não <text:s text:c="24"/>137 <text:s text:c="34"/>224</text:p>
            <text:p text:style-name="P4"><text:s text:c="2"/><text:span text:style-name="T4">Rotação e diversificação de culturas Integração de lavoura-pecuária Alteração nas datas de plantio</text:span></text:p>
            <text:p text:style-name="P2">1 <text:s text:c="33"/>130 <text:s text:c="28"/>33 <text:s text:c="27"/>173</text:p>
            <text:p text:style-name="P2">2 <text:s text:c="33"/>169 <text:s text:c="27"/>266 <text:s text:c="27"/>126</text:p>
            <text:p text:style-name="P4"><text:s text:c="2"/><text:span text:style-name="T4">Alteração nas datas de colheita Utilização de plantas transgênicas Outros</text:span></text:p>
            <text:p text:style-name="P2">1 <text:s text:c="29"/>54 <text:s text:c="32"/>89 <text:s text:c="4"/>NA</text:p>
            <text:p text:style-name="P2">2 <text:s text:c="28"/>244 <text:s text:c="31"/>210 <text:s text:c="4"/>NA</text:p>
            <text:p text:style-name="P9">&gt; r32#Você já observou/percebeu algumas condição climática</text:p>
            <text:p text:style-name="P1"><text:s text:c="16"/><text:span text:style-name="T4">Var1 Freq</text:span></text:p>
            <text:p text:style-name="P2">1 <text:s/>Sim, com certerza <text:s/>123</text:p>
            <text:p text:style-name="P2">2 <text:s text:c="7"/>Sim, talvez <text:s text:c="2"/>49</text:p>
            <text:p text:style-name="P2">3 <text:s text:c="3"/>Não, talvez não <text:s text:c="2"/>55</text:p>
            <text:p text:style-name="P2">4 Não de modo nenhum <text:s text:c="2"/>13</text:p>
            <text:p text:style-name="P2">5 <text:s/>Não sei responder <text:s text:c="2"/>61</text:p>
            <text:p text:style-name="P9">&gt; r33 ######Quais eventos:</text:p>
            <text:p text:style-name="P1"><text:s text:c="61"/><text:span text:style-name="T4">Var1 Freq</text:span></text:p>
            <text:p text:style-name="P2">1 <text:s text:c="29"/>altas temperaturas; falta de chuva <text:s text:c="3"/>2</text:p>
            <text:p text:style-name="P2">2 <text:s text:c="47"/>Aumento do calor <text:s text:c="3"/>2</text:p>
            <text:p text:style-name="P2">3 <text:s text:c="58"/>calor <text:s text:c="3"/>1</text:p>
            <text:p text:style-name="P2">4 <text:s text:c="50"/>calor extremo <text:s text:c="3"/>2</text:p>
            <text:p text:style-name="P2">5 <text:s text:c="50"/>Calor extremo <text:s text:c="3"/>3</text:p>
            <text:p text:style-name="P2">6 <text:s text:c="39"/>Calor extremo, enchentes <text:s text:c="3"/>1</text:p>
            <text:p text:style-name="P2">7 <text:s text:c="18"/>Calor extremo, frio extremo, enchentes, secas <text:s text:c="3"/>1</text:p>
            <text:p text:style-name="P2">8 <text:s text:c="46"/>El Nino, tornados <text:s text:c="3"/>2</text:p>
            <text:p text:style-name="P2">9 <text:s text:c="55"/>enchente <text:s text:c="3"/>5</text:p>
            <text:p text:style-name="P2">10 <text:s text:c="54"/>Enchente <text:s text:c="3"/>1</text:p>
            <text:p text:style-name="P2">11 <text:s text:c="40"/>enchente fora de época <text:s text:c="3"/>1</text:p>
            <text:p text:style-name="P2">12 <text:s text:c="53"/>enchentes <text:s text:c="2"/>23</text:p>
            <text:p text:style-name="P2">13 <text:s text:c="53"/>Enchentes <text:s text:c="3"/>3</text:p>
            <text:p text:style-name="P2">14 <text:s text:c="53"/>ENCHENTES <text:s text:c="3"/>4</text:p>
            <text:p text:style-name="P2"><text:soft-page-break/>15 <text:s text:c="39"/>enchentes fora de época <text:s text:c="3"/>8</text:p>
            <text:p text:style-name="P2">16 <text:s text:c="32"/>enchentes fora de época; secas <text:s text:c="3"/>1</text:p>
            <text:p text:style-name="P2">17 <text:s text:c="31"/>ENCHENTES, CALOR CADA VEZ MAIOR <text:s text:c="3"/>1</text:p>
            <text:p text:style-name="P2">18 <text:s text:c="36"/>enchentes, calor excessivo <text:s text:c="3"/>2</text:p>
            <text:p text:style-name="P2">19 <text:s text:c="23"/>enchentes, calor extremo, ventos fortes <text:s text:c="3"/>1</text:p>
            <text:p text:style-name="P2">20 <text:s text:c="35"/>enchentes, calores extremos <text:s text:c="3"/>2</text:p>
            <text:p text:style-name="P2">21 <text:s text:c="46"/>enchentes, secas <text:s text:c="3"/>6</text:p>
            <text:p text:style-name="P2">22 <text:s text:c="46"/>Enchentes, secas <text:s text:c="3"/>1</text:p>
            <text:p text:style-name="P2">23 <text:s text:c="46"/>Enchentes, Secas <text:s text:c="3"/>5</text:p>
            <text:p text:style-name="P2">24 <text:s text:c="35"/>enchentes, secas, veranicos <text:s text:c="3"/>2</text:p>
            <text:p text:style-name="P2">25 <text:s text:c="42"/>ENCHENTES, VENDAVAIS <text:s text:c="3"/>3</text:p>
            <text:p text:style-name="P2">26 <text:s text:c="42"/>enchentes, veranicos <text:s text:c="3"/>6</text:p>
            <text:p text:style-name="P2">27 <text:s text:c="41"/>enchentes, veranicos <text:s text:c="4"/>1</text:p>
            <text:p text:style-name="P2">28 <text:s text:c="36"/>enchentes, veranicos, seca <text:s text:c="3"/>1</text:p>
            <text:p text:style-name="P2">29 <text:s text:c="34"/>enchentes, veranicos, ventos <text:s text:c="3"/>1</text:p>
            <text:p text:style-name="P2">30 <text:s text:c="5"/>enchentes, veranicos, verões mais quentes, sol mais forte <text:s text:c="3"/>1</text:p>
            <text:p text:style-name="P2">31 <text:s text:c="23"/>enchentes, verões cada vez mais quentes <text:s text:c="3"/>1</text:p>
            <text:p text:style-name="P2">32 <text:s text:c="23"/>enchentes; verões cada vez mais quentes <text:s text:c="3"/>1</text:p>
            <text:p text:style-name="P2">33 <text:s text:c="38"/>Excesso de chuva e calor <text:s text:c="3"/>1</text:p>
            <text:p text:style-name="P2">34 <text:s text:c="33"/>geadas cada vez mais intensas <text:s text:c="3"/>1</text:p>
            <text:p text:style-name="P2">35 geadas e frios fora de época; calores excessivos fora de época <text:s text:c="3"/>3</text:p>
            <text:p text:style-name="P2">36 <text:s text:c="47"/>geadas intensas <text:s text:c="3"/>1</text:p>
            <text:p text:style-name="P2">37 <text:s text:c="32"/>geadas intensas, calor intenso <text:s text:c="3"/>1</text:p>
            <text:p text:style-name="P2">38 <text:s text:c="42"/>geadas mais intensas <text:s text:c="3"/>1</text:p>
            <text:p text:style-name="P2">39 <text:s text:c="28"/>muito calor (verões muito quentes) <text:s text:c="3"/>1</text:p>
            <text:p text:style-name="P2">40 <text:s text:c="38"/>muito calor e muito frio <text:s text:c="3"/>1</text:p>
            <text:p text:style-name="P2">41 <text:s text:c="40"/>rios e arroios grandes <text:s text:c="3"/>1</text:p>
            <text:p text:style-name="P2">42 <text:s text:c="58"/>seca <text:s text:c="3"/>1</text:p>
            <text:p text:style-name="P2">43 <text:s text:c="36"/>seca, verões muito quentes <text:s text:c="3"/>1</text:p>
            <text:p text:style-name="P2">44 <text:s text:c="57"/>secas <text:s text:c="3"/>9</text:p>
            <text:p text:style-name="P2">45 <text:s text:c="57"/>Secas <text:s text:c="3"/>4</text:p>
            <text:p text:style-name="P2">46 <text:s text:c="57"/>SECAS <text:s text:c="3"/>1</text:p>
            <text:p text:style-name="P2">47 <text:s text:c="45"/>secas e veranicos <text:s text:c="3"/>2</text:p>
            <text:p text:style-name="P2">48 <text:s text:c="42"/>SECAS, CALOR EXTREMO <text:s text:c="3"/>2</text:p>
            <text:p text:style-name="P2">49 <text:s text:c="5"/>secas, chuvas prolongadas, geadas mais intensas e granizo <text:s text:c="3"/>1</text:p>
            <text:p text:style-name="P2">50 <text:s text:c="46"/>secas, enchentes <text:s text:c="3"/>1</text:p>
            <text:p text:style-name="P2">51 <text:s text:c="46"/>Secas, enchentes <text:s text:c="3"/>1</text:p>
            <text:p text:style-name="P2">52 <text:s text:c="46"/>secas, veranicos <text:s text:c="3"/>4</text:p>
            <text:p text:style-name="P2">53 <text:s text:c="35"/>secas, veranicos, enchentes <text:s text:c="3"/>1</text:p>
            <text:p text:style-name="P2">54 <text:s text:c="13"/>sol cada vez mais quente; enchentes fora de época <text:s text:c="3"/>1</text:p>
            <text:p text:style-name="P2">55 <text:s text:c="43"/>Ventos muito fortes <text:s text:c="3"/>1</text:p>
            <text:p text:style-name="P2">56 <text:s text:c="53"/>veranicos <text:s text:c="3"/>9</text:p>
            <text:p text:style-name="P2">57 <text:s text:c="53"/>Veranicos <text:s text:c="3"/>1</text:p>
            <text:p text:style-name="P2">58 <text:s text:c="38"/>veranicos, calor extremo <text:s text:c="3"/>1</text:p>
            <text:p text:style-name="P2">59 <text:s text:c="20"/>veranicos, secas, enchentes, calor extremo <text:s text:c="3"/>1</text:p>
            <text:p text:style-name="P2"><text:soft-page-break/>60 <text:s text:c="42"/>veranicos, temporais <text:s text:c="3"/>1</text:p>
            <text:p text:style-name="P2">61 <text:s text:c="32"/>Veranicos; verão muito quente <text:s text:c="4"/>2</text:p>
            <text:p text:style-name="P2">62 <text:s text:c="44"/>Verão muito quente <text:s text:c="3"/>2</text:p>
            <text:p text:style-name="P2">63 <text:s text:c="34"/>verões cada vez mais quentes <text:s text:c="3"/>2</text:p>
            <text:p text:style-name="P2">64 <text:s text:c="34"/>Verões cada vez mais quentes <text:s text:c="3"/>8</text:p>
            <text:p text:style-name="P2">65 <text:s text:c="34"/>VERÕES CADA VEZ MAIS QUENTES <text:s text:c="3"/>1</text:p>
            <text:p text:style-name="P2">66 <text:s text:c="6"/>verões cada vez mais quentes, enchentes, geadas intensas <text:s text:c="3"/>1</text:p>
            <text:p text:style-name="P2">67 <text:s text:c="11"/>verões cada vez mais quentes, geadas muito intensas <text:s text:c="3"/>1</text:p>
            <text:p text:style-name="P2">68 <text:s text:c="3"/>verões com calores extremos, enchentes fora de época, secas <text:s text:c="3"/>1</text:p>
            <text:p text:style-name="P2">69 <text:s text:c="31"/>verões muito quentes, enchentes <text:s text:c="3"/>1</text:p>
            <text:p text:style-name="P2">70 <text:s text:c="35"/>verões muito quentes, secas <text:s text:c="3"/>1</text:p>
            <text:p text:style-name="P9">&gt; r34 ##Na sua opinião, o último iverno foi</text:p>
            <text:p text:style-name="P1"><text:s text:c="25"/><text:span text:style-name="T4">Var1 Freq</text:span></text:p>
            <text:p text:style-name="P2">1 Mais quente do que o normal <text:s text:c="2"/>65</text:p>
            <text:p text:style-name="P2">2 <text:s text:c="5"/>Mais frio que o normal <text:s/>173</text:p>
            <text:p text:style-name="P2">3 <text:s text:c="5"/>Não percebi alterações <text:s text:c="2"/>64</text:p>
            <text:p text:style-name="P9">&gt; r35 #AInda em relação ao último inverno, você acha que..</text:p>
            <text:p text:style-name="P1"><text:s text:c="26"/><text:span text:style-name="T4">Var1 Freq</text:span></text:p>
            <text:p text:style-name="P2">1 <text:s/>Choveu mais do que o normal <text:s/>143</text:p>
            <text:p text:style-name="P2">2 Choveu menos do que o normal <text:s text:c="2"/>85</text:p>
            <text:p text:style-name="P2">3 <text:s text:c="6"/>Não percebi alterações <text:s text:c="2"/>74</text:p>
            <text:p text:style-name="P9">&gt; r36 ###Na sua opinião, o último verão foi...</text:p>
            <text:p text:style-name="P1"><text:s text:c="25"/><text:span text:style-name="T4">Var1 Freq</text:span></text:p>
            <text:p text:style-name="P2">1 Mais quente do que o normal <text:s/>247</text:p>
            <text:p text:style-name="P2">2 <text:s text:c="2"/>Mais frio do que o normal <text:s text:c="2"/>15</text:p>
            <text:p text:style-name="P2">3 <text:s text:c="5"/>Não percebi alterações <text:s text:c="2"/>40</text:p>
            <text:p text:style-name="P9">&gt; r37 #Ainda em relação ao último verão, você acha que nele:</text:p>
            <text:p text:style-name="P1"><text:s text:c="25"/><text:span text:style-name="T4">Var1 Freq</text:span></text:p>
            <text:p text:style-name="P2">1 Choveu mais do que o normal <text:s text:c="2"/>60</text:p>
            <text:p text:style-name="P2">2 <text:s text:c="2"/>Choveu menos que o normal <text:s/>123</text:p>
            <text:p text:style-name="P2">3 <text:s text:c="5"/>Não percebi alterações <text:s/>119</text:p>
            <text:p text:style-name="P9">&gt; r38 ##Você tem a quem transferir a sua produção quando se aposentar</text:p>
            <text:p text:style-name="P1"><text:s text:c="2"/><text:span text:style-name="T4">Var1 Freq</text:span></text:p>
            <text:p text:style-name="P2">1 <text:s/>Sim <text:s/>201</text:p>
            <text:p text:style-name="P2">2 <text:s/>Não <text:s/>100</text:p>
            <text:p text:style-name="P9">&gt; r39 #Caso afirmativo, qual a sua opinião sobre a sucessão</text:p>
            <text:p text:style-name="P9">#em sua propriedade....</text:p>
            <text:p text:style-name="P1"><text:s text:c="38"/><text:span text:style-name="T4">Var1 Freq</text:span></text:p>
            <text:p text:style-name="P2">1 <text:s text:c="8"/>Filhos continuarão as atividades <text:s text:c="2"/>60</text:p>
            <text:p text:style-name="P2">2 Filhos continuarão e introduzirão outras <text:s text:c="2"/>35</text:p>
            <text:p text:style-name="P2">3 filhos trocarão as atividades produtivas <text:s text:c="2"/>11</text:p>
            <text:p text:style-name="P2">4 <text:s text:c="12"/>Filhos deixarão o meio rural <text:s text:c="2"/>86</text:p>
            <text:p text:style-name="P2">5 <text:s text:c="12"/>Fihos venderão a propriedade <text:s text:c="2"/>14</text:p>
            <text:p text:style-name="P2">6 <text:s text:c="33"/>Não sei <text:s text:c="2"/>77</text:p>
            <text:p text:style-name="P9">&gt; r40 #Você desempenha alguma outra atividade diferente de agri.....</text:p>
            <text:p text:style-name="P1"><text:soft-page-break/><text:s text:c="2"/><text:span text:style-name="T4">Var1 Freq</text:span></text:p>
            <text:p text:style-name="P2">1 <text:s/>Sim <text:s text:c="2"/>45</text:p>
            <text:p text:style-name="P2">2 <text:s/>Não <text:s/>257</text:p>
          </table:table-cell>
        </table:table-row>
        <table:table-row>
          <table:table-cell table:style-name="Tabela1.A1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ext:p text:style-name="P6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3:11:02.765607976</meta:creation-date>
    <dc:date>2019-07-02T13:32:35.231147698</dc:date>
    <meta:editing-duration>PT22H26M26S</meta:editing-duration>
    <meta:editing-cycles>2</meta:editing-cycles>
    <meta:generator>LibreOffice/6.2.4.2.0$Linux_X86_64 LibreOffice_project/20$Build-2</meta:generator>
    <meta:document-statistic meta:table-count="2" meta:image-count="0" meta:object-count="0" meta:page-count="8" meta:paragraph-count="318" meta:word-count="1692" meta:character-count="15118" meta:non-whitespace-character-count="7288"/>
  </office:meta>
</office:document-meta>
</file>